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S.setErrors( ErrorsDTO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.get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.setSuccess( SuccessDTO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S.setWarnings( WarningsDTO warn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